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50b6" officeooo:paragraph-rsid="000550b6"/>
    </style:style>
    <style:style style:name="P2" style:family="paragraph" style:parent-style-name="Preformatted_20_Text">
      <style:text-properties officeooo:rsid="00059aae" officeooo:paragraph-rsid="00059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searchnetworking.techtarget.com/definition/TCP">http://searchnetworking.techtarget.com/definition/TCP</text:a></text:p>
      <text:p text:style-name="P1">About the TCP protocol</text:p>
      <text:p text:style-name="P1"/>
      <text:p text:style-name="P2"><text:a xlink:type="simple" xlink:href="http://blog.stephencleary.com/2009/05/detection-of-half-open-dropped.html">http://blog.stephencleary.com/2009/05/detection-of-half-open-dropped.html</text:a></text:p>
      <text:p text:style-name="P2">Detecting broken TC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09:24:33.051516980</dc:date>
    <dc:creator>GA NMA</dc:creator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4" meta:word-count="9" meta:character-count="168" meta:non-whitespace-character-count="163"/>
  </office:meta>
</office:document-meta>
</file>